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0eae87" officeooo:paragraph-rsid="000eae87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0eae87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rsid="000eae87" officeooo:paragraph-rsid="000eae87"/>
    </style:style>
    <style:style style:name="P7" style:family="paragraph" style:parent-style-name="Preformatted_20_Text" style:list-style-name="L1"/>
    <style:style style:name="T1" style:family="text">
      <style:text-properties officeooo:rsid="000eae8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95210741" text:style-name="L1">
        <text:list-item>
          <text:p text:style-name="P4">Número de divs en la página</text:p>
        </text:list-item>
      </text:list>
      <text:p text:style-name="P3"><text:s text:c="11"/><text:span text:style-name="T1">3 &lt;div&gt;</text:span></text:p>
      <text:list xml:id="list184106552944451" text:continue-numbering="true" text:style-name="L1">
        <text:list-item>
          <text:p text:style-name="P5">Numero de elementos con la clase 'animated'</text:p>
          <text:p text:style-name="P6">4</text:p>
        </text:list-item>
        <text:list-item>
          <text:p text:style-name="P1">Dirección web donde enlaza el enlace con id 'home'</text:p>
          <text:p text:style-name="P7"><text:span text:style-name="Source_20_Text">"https://campus.boream.com"</text:span></text:p>
        </text:list-item>
        <text:list-item>
          <text:p text:style-name="P1">Número de párrafos (p) en la segunda seccion (section)</text:p>
          <text:p text:style-name="P2">13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8:36:41.699839921</meta:creation-date>
    <dc:date>2020-01-12T18:41:06.257526918</dc:date>
    <meta:editing-duration>PT4M24S</meta:editing-duration>
    <meta:editing-cycles>1</meta:editing-cycles>
    <meta:document-statistic meta:table-count="0" meta:image-count="0" meta:object-count="0" meta:page-count="1" meta:paragraph-count="8" meta:word-count="43" meta:character-count="229" meta:non-whitespace-character-count="190"/>
    <meta:generator>LibreOffice/6.0.7.3$Linux_X86_64 LibreOffice_project/00m0$Build-3</meta:generator>
  </office:meta>
</office:document-meta>
</file>